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261cm"/>
    </style:style>
    <style:style style:name="Таблица1.B" style:family="table-column">
      <style:table-column-properties style:column-width="2.997cm"/>
    </style:style>
    <style:style style:name="Таблица1.C" style:family="table-column">
      <style:table-column-properties style:column-width="10.742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2.739cm" table:align="left"/>
    </style:style>
    <style:style style:name="Таблица2.A" style:family="table-column">
      <style:table-column-properties style:column-width="2.753cm"/>
    </style:style>
    <style:style style:name="Таблица2.B" style:family="table-column">
      <style:table-column-properties style:column-width="9.985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0.315cm" table:align="left"/>
    </style:style>
    <style:style style:name="Таблица3.A" style:family="table-column">
      <style:table-column-properties style:column-width="3.775cm"/>
    </style:style>
    <style:style style:name="Таблица3.B" style:family="table-column">
      <style:table-column-properties style:column-width="6.54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3.261cm"/>
    </style:style>
    <style:style style:name="Таблица4.B" style:family="table-column">
      <style:table-column-properties style:column-width="1.526cm"/>
    </style:style>
    <style:style style:name="Таблица4.C" style:family="table-column">
      <style:table-column-properties style:column-width="2.909cm"/>
    </style:style>
    <style:style style:name="Таблица4.D" style:family="table-column">
      <style:table-column-properties style:column-width="9.305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0.622cm" table:align="left"/>
    </style:style>
    <style:style style:name="Таблица5.A" style:family="table-column">
      <style:table-column-properties style:column-width="3.261cm"/>
    </style:style>
    <style:style style:name="Таблица5.B" style:family="table-column">
      <style:table-column-properties style:column-width="1.741cm"/>
    </style:style>
    <style:style style:name="Таблица5.C" style:family="table-column">
      <style:table-column-properties style:column-width="5.62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5.887cm" table:align="left"/>
    </style:style>
    <style:style style:name="Таблица6.A" style:family="table-column">
      <style:table-column-properties style:column-width="2.753cm"/>
    </style:style>
    <style:style style:name="Таблица6.B" style:family="table-column">
      <style:table-column-properties style:column-width="13.134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9.086cm"/>
    </style:style>
    <style:style style:name="Таблица7.C" style:family="table-column">
      <style:table-column-properties style:column-width="4.653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3.3cm" table:align="left"/>
    </style:style>
    <style:style style:name="Таблица8.A" style:family="table-column">
      <style:table-column-properties style:column-width="3.508cm"/>
    </style:style>
    <style:style style:name="Таблица8.B" style:family="table-column">
      <style:table-column-properties style:column-width="9.791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3.311cm"/>
    </style:style>
    <style:style style:name="Таблица9.B" style:family="table-column">
      <style:table-column-properties style:column-width="3.427cm"/>
    </style:style>
    <style:style style:name="Таблица9.C" style:family="table-column">
      <style:table-column-properties style:column-width="4.847cm"/>
    </style:style>
    <style:style style:name="Таблица9.D" style:family="table-column">
      <style:table-column-properties style:column-width="5.41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10.34cm"/>
    </style:style>
    <style:style style:name="Таблица10.B" style:family="table-column">
      <style:table-column-properties style:column-width="6.66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7cm" table:align="left"/>
    </style:style>
    <style:style style:name="Таблица11.A" style:family="table-column">
      <style:table-column-properties style:column-width="7.172cm"/>
    </style:style>
    <style:style style:name="Таблица11.B" style:family="table-column">
      <style:table-column-properties style:column-width="9.82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1.915cm" table:align="left"/>
    </style:style>
    <style:style style:name="Таблица12.A" style:family="table-column">
      <style:table-column-properties style:column-width="6.309cm"/>
    </style:style>
    <style:style style:name="Таблица12.B" style:family="table-column">
      <style:table-column-properties style:column-width="5.606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3.48cm" table:align="left"/>
    </style:style>
    <style:style style:name="Таблица13.A" style:family="table-column">
      <style:table-column-properties style:column-width="5.847cm"/>
    </style:style>
    <style:style style:name="Таблица13.B" style:family="table-column">
      <style:table-column-properties style:column-width="7.632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3.794cm" table:align="left"/>
    </style:style>
    <style:style style:name="Таблица14.A" style:family="table-column">
      <style:table-column-properties style:column-width="4.531cm"/>
    </style:style>
    <style:style style:name="Таблица14.B" style:family="table-column">
      <style:table-column-properties style:column-width="5.339cm"/>
    </style:style>
    <style:style style:name="Таблица14.C" style:family="table-column">
      <style:table-column-properties style:column-width="1.783cm"/>
    </style:style>
    <style:style style:name="Таблица14.D" style:family="table-column">
      <style:table-column-properties style:column-width="2.14cm"/>
    </style:style>
    <style:style style:name="Таблица14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Quotations">
      <style:paragraph-properties fo:margin-top="0cm" fo:margin-bottom="0.247cm" style:contextual-spacing="false" fo:line-height="115%"/>
    </style:style>
    <style:style style:name="P6" style:family="paragraph" style:parent-style-name="Horizontal_20_Line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</style:style>
    <style:style style:name="P8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</style:style>
    <style:style style:name="P9" style:family="paragraph" style:parent-style-name="Preformatted_20_Text">
      <style:paragraph-properties fo:margin-top="0cm" fo:margin-bottom="0.247cm" style:contextual-spacing="false" fo:line-height="115%" style:writing-mode="lr-tb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 style:writing-mode="lr-tb"/>
    </style:style>
    <style:style style:name="P14" style:family="paragraph" style:parent-style-name="Quotations">
      <style:paragraph-properties fo:margin-left="1cm" fo:margin-right="1cm" fo:text-indent="0cm" style:auto-text-indent="false"/>
    </style:style>
    <style:style style:name="P15" style:family="paragraph" style:parent-style-name="Quotations">
      <style:text-properties fo:language="kk" fo:country="KZ" officeooo:rsid="001fddb7" officeooo:paragraph-rsid="001fddb7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Что такое свойство объекта</text:h>
      <text:p text:style-name="Text_20_body">Когда ты создаёшь объект:</text:p>
      <text:p text:style-name="P1"><text:span text:style-name="Source_20_Text">let user = {</text:span></text:p>
      <text:p text:style-name="P2"><text:span text:style-name="Source_20_Text"><text:s text:c="2"/>name: "Марат",</text:span></text:p>
      <text:p text:style-name="P2"><text:span text:style-name="Source_20_Text"><text:s text:c="2"/>age: 25</text:span></text:p>
      <text:p text:style-name="P3"><text:span text:style-name="Source_20_Text">};</text:span></text:p>
      <text:p text:style-name="Text_20_body">Каждое свойство (<text:span text:style-name="Source_20_Text">name</text:span>, <text:span text:style-name="Source_20_Text">age</text:span>) в JavaScript —<text:line-break/>это не просто «ключ → значение».</text:p>
      <text:p text:style-name="Text_20_body">На самом деле, <text:span text:style-name="Strong_20_Emphasis">каждое свойство — это объект с мета-информацией</text:span>,<text:line-break/>и у него есть <text:span text:style-name="Strong_20_Emphasis">флаги (property attributes)</text:span>,<text:line-break/>которые управляют его поведением.</text:p>
      <text:p text:style-name="Text_20_body"/>
      <text:h text:style-name="Heading_20_2" text:outline-level="2">2. Что такое флаги свойств</text:h>
      <text:p text:style-name="Text_20_body"><text:span text:style-name="Strong_20_Emphasis">Флаги</text:span> — это специальные “встроенные настройки” для каждого свойства,<text:line-break/>которые определяют, <text:span text:style-name="Strong_20_Emphasis">как именно это свойство себя ведёт</text:span>:</text:p>
      <text:list text:style-name="L1">
        <text:list-item>
          <text:p text:style-name="P4">можно ли его изменить;</text:p>
        </text:list-item>
        <text:list-item>
          <text:p text:style-name="P4">можно ли его удалить;</text:p>
        </text:list-item>
        <text:list-item>
          <text:p text:style-name="P4">видно ли оно в циклах;</text:p>
        </text:list-item>
        <text:list-item>
          <text:p text:style-name="P4">можно ли к нему прицепить геттер/сеттер и т. д.</text:p>
        </text:list-item>
      </text:list>
      <text:p text:style-name="Text_20_body"/>
      <text:h text:style-name="Heading_20_2" text:outline-level="2">🔹 1. Что такое дескриптор</text:h>
      <text:p text:style-name="Text_20_body"><text:span text:style-name="Strong_20_Emphasis">Дескриптор свойства (property descriptor)</text:span> —<text:line-break/>это внутренний объект, который описывает <text:span text:style-name="Strong_20_Emphasis">поведение одного конкретного свойства</text:span> в объекте.</text:p>
      <text:p text:style-name="Text_20_body">Можно сказать:</text:p>
      <text:p text:style-name="P5">Дескриптор — это “паспорт” свойства:<text:line-break/>он хранит все настройки (флаги, значение, get/set и т.д.).</text:p>
      <text:p text:style-name="P6"/>
      <text:h text:style-name="P7" text:outline-level="2">🔹 2. Объект ≠ дескриптор</text:h>
      <text:p text:style-name="Text_20_body">Обычный объект — это просто набор пар <text:span text:style-name="Source_20_Text">ключ: значение</text:span>:</text:p>
      <text:p text:style-name="P8"><text:span text:style-name="Source_20_Text">let user = {</text:span></text:p>
      <text:p text:style-name="P9"><text:span text:style-name="Source_20_Text"><text:s text:c="2"/>name: "Марат",</text:span></text:p>
      <text:p text:style-name="P9"><text:span text:style-name="Source_20_Text"><text:s text:c="2"/>age: 25</text:span></text:p>
      <text:p text:style-name="P9"><text:span text:style-name="Source_20_Text">};</text:span></text:p>
      <text:p text:style-name="Text_20_body"><text:soft-page-break/>📌 Это обычный объект,<text:line-break/>в нём <text:span text:style-name="Strong_20_Emphasis">свойства</text:span> (<text:span text:style-name="Source_20_Text">name</text:span>, <text:span text:style-name="Source_20_Text">age</text:span>),<text:line-break/>а вот <text:span text:style-name="Strong_20_Emphasis">для каждого из них</text:span> у движка есть <text:span text:style-name="Emphasis">свой дескриптор</text:span>.</text:p>
      <text:p text:style-name="Text_20_body">То есть “дескриптор” — это не сам объект,<text:line-break/>а <text:span text:style-name="Strong_20_Emphasis">описание конкретного свойства внутри объекта.</text:span></text:p>
      <text:p text:style-name="P6"/>
      <text:h text:style-name="P7" text:outline-level="2">🔹 3. Как посмотреть дескриптор</text:h>
      <text:p text:style-name="P8"><text:span text:style-name="Source_20_Text">let user = { name: "Марат" };</text:span></text:p>
      <text:p text:style-name="P9"/>
      <text:p text:style-name="P9"><text:span text:style-name="Source_20_Text">let desc = Object.getOwnPropertyDescriptor(user, "name");</text:span></text:p>
      <text:p text:style-name="P9"><text:span text:style-name="Source_20_Text">console.log(desc);</text:span></text:p>
      <text:p text:style-name="Text_20_body">📤 Выведет:</text:p>
      <text:p text:style-name="P8"><text:span text:style-name="Source_20_Text">{</text:span></text:p>
      <text:p text:style-name="P9"><text:span text:style-name="Source_20_Text"><text:s text:c="2"/>value: "Марат",</text:span></text:p>
      <text:p text:style-name="P9"><text:span text:style-name="Source_20_Text"><text:s text:c="2"/>writable: true,</text:span></text:p>
      <text:p text:style-name="P9"><text:span text:style-name="Source_20_Text"><text:s text:c="2"/>enumerable: true,</text:span></text:p>
      <text:p text:style-name="P9"><text:span text:style-name="Source_20_Text"><text:s text:c="2"/>configurable: true</text:span></text:p>
      <text:p text:style-name="P9"><text:span text:style-name="Source_20_Text">}</text:span></text:p>
      <text:p text:style-name="Text_20_body">💡 Это — <text:span text:style-name="Strong_20_Emphasis">дескриптор свойства </text:span><text:span text:style-name="Strong_20_Emphasis"><text:span text:style-name="Source_20_Text">name</text:span></text:span> объекта <text:span text:style-name="Source_20_Text">user</text:span>.</text:p>
      <text:p text:style-name="P6"/>
      <text:h text:style-name="P7" text:outline-level="2">🔹 4. То есть структура такая:</text:h>
      <text:p text:style-name="Text_20_body">Можно представить объект так:</text:p>
      <text:p text:style-name="P8"><text:span text:style-name="Source_20_Text">{</text:span></text:p>
      <text:p text:style-name="P9"><text:span text:style-name="Source_20_Text"><text:s text:c="2"/>name: {</text:span></text:p>
      <text:p text:style-name="P9"><text:span text:style-name="Source_20_Text"><text:s text:c="4"/>value: "Марат",</text:span></text:p>
      <text:p text:style-name="P9"><text:span text:style-name="Source_20_Text"><text:s text:c="4"/>writable: true,</text:span></text:p>
      <text:p text:style-name="P9"><text:span text:style-name="Source_20_Text"><text:s text:c="4"/>enumerable: true,</text:span></text:p>
      <text:p text:style-name="P9"><text:span text:style-name="Source_20_Text"><text:s text:c="4"/>configurable: true</text:span></text:p>
      <text:p text:style-name="P9"><text:span text:style-name="Source_20_Text"><text:s text:c="2"/>},</text:span></text:p>
      <text:p text:style-name="P9"><text:span text:style-name="Source_20_Text"><text:s text:c="2"/>age: {</text:span></text:p>
      <text:p text:style-name="P9"><text:span text:style-name="Source_20_Text"><text:s text:c="4"/>value: 25,</text:span></text:p>
      <text:p text:style-name="P9"><text:span text:style-name="Source_20_Text"><text:s text:c="4"/>writable: true,</text:span></text:p>
      <text:p text:style-name="P9"><text:span text:style-name="Source_20_Text"><text:s text:c="4"/>enumerable: true,</text:span></text:p>
      <text:p text:style-name="P9"><text:span text:style-name="Source_20_Text"><text:s text:c="4"/>configurable: true</text:span></text:p>
      <text:p text:style-name="P9"><text:span text:style-name="Source_20_Text"><text:s text:c="2"/>}</text:span></text:p>
      <text:p text:style-name="P9"><text:span text:style-name="Source_20_Text">}</text:span></text:p>
      <text:p text:style-name="Text_20_body"><text:soft-page-break/>📘 Это не реальное представление,<text:line-break/>но <text:span text:style-name="Strong_20_Emphasis">примерно так движок хранит данные</text:span> о каждом свойстве внутри.</text:p>
      <text:p text:style-name="P6"/>
      <text:h text:style-name="P7" text:outline-level="2">🔹 5. Мы можем получить все дескрипторы сразу</text:h>
      <text:p text:style-name="P8"><text:span text:style-name="Source_20_Text">let user = { name: "Марат", age: 25 };</text:span></text:p>
      <text:p text:style-name="P9"/>
      <text:p text:style-name="P9"><text:span text:style-name="Source_20_Text">console.log(Object.getOwnPropertyDescriptors(user));</text:span></text:p>
      <text:p text:style-name="Text_20_body">📤 Результат:</text:p>
      <text:p text:style-name="P8"><text:span text:style-name="Source_20_Text">{</text:span></text:p>
      <text:p text:style-name="P9"><text:span text:style-name="Source_20_Text"><text:s text:c="2"/>name: { value: 'Марат', writable: true, enumerable: true, configurable: true },</text:span></text:p>
      <text:p text:style-name="P9"><text:span text:style-name="Source_20_Text"><text:s text:c="2"/>age: <text:s/>{ value: 25, writable: true, enumerable: true, configurable: true }</text:span></text:p>
      <text:p text:style-name="P9"><text:span text:style-name="Source_20_Text">}</text:span></text:p>
      <text:p text:style-name="Text_20_body">💡 То есть у каждого свойства свой дескриптор.</text:p>
      <text:p text:style-name="Text_20_body"/>
      <text:h text:style-name="Heading_20_2" text:outline-level="2">3. Три основных флага для обычных свойст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Флаг</text:p>
            </table:table-cell>
            <table:table-cell table:style-name="Таблица1.A1" office:value-type="string">
              <text:p text:style-name="Table_20_Heading">По умолчанию</text:p>
            </table:table-cell>
            <table:table-cell table:style-name="Таблица1.A1" office:value-type="string">
              <text:p text:style-name="Table_20_Heading">Что делает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writable</text:span></text:p>
          </table:table-cell>
          <table:table-cell table:style-name="Таблица1.A1" office:value-type="string">
            <text:p text:style-name="Table_20_Contents"><text:span text:style-name="Source_20_Text">true</text:span></text:p>
          </table:table-cell>
          <table:table-cell table:style-name="Таблица1.A1" office:value-type="string">
            <text:p text:style-name="Table_20_Contents">можно ли изменять значение свойства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enumerable</text:span></text:p>
          </table:table-cell>
          <table:table-cell table:style-name="Таблица1.A1" office:value-type="string">
            <text:p text:style-name="Table_20_Contents"><text:span text:style-name="Source_20_Text">true</text:span></text:p>
          </table:table-cell>
          <table:table-cell table:style-name="Таблица1.A1" office:value-type="string">
            <text:p text:style-name="Table_20_Contents">видно ли свойство в переборе (<text:span text:style-name="Source_20_Text">for...in</text:span>, <text:span text:style-name="Source_20_Text">Object.keys</text:span>)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configurable</text:span></text:p>
          </table:table-cell>
          <table:table-cell table:style-name="Таблица1.A1" office:value-type="string">
            <text:p text:style-name="Table_20_Contents"><text:span text:style-name="Source_20_Text">true</text:span></text:p>
          </table:table-cell>
          <table:table-cell table:style-name="Таблица1.A1" office:value-type="string">
            <text:p text:style-name="Table_20_Contents">можно ли удалить свойство или изменить его флаги</text:p>
          </table:table-cell>
        </table:table-row>
      </table:table>
      <text:h text:style-name="Heading_20_2" text:outline-level="2">🔹 4. Как посмотреть флаги</text:h>
      <text:p text:style-name="Text_20_body">С помощью:</text:p>
      <text:p text:style-name="P10"><text:span text:style-name="Source_20_Text">Object.getOwnPropertyDescriptor(obj, prop)</text:span></text:p>
      <text:p text:style-name="Text_20_body">📘 Пример:</text:p>
      <text:p text:style-name="P1"><text:span text:style-name="Source_20_Text">let user = { name: "Марат" };</text:span></text:p>
      <text:p text:style-name="P2"/>
      <text:p text:style-name="P2"><text:span text:style-name="Source_20_Text">let descriptor = Object.getOwnPropertyDescriptor(user, "name");</text:span></text:p>
      <text:p text:style-name="P3"><text:span text:style-name="Source_20_Text">console.log(descriptor);</text:span></text:p>
      <text:p text:style-name="Text_20_body">📤 Результат:</text:p>
      <text:p text:style-name="P1"><text:span text:style-name="Source_20_Text">{</text:span></text:p>
      <text:p text:style-name="P2"><text:span text:style-name="Source_20_Text"><text:s text:c="2"/>value: "Марат",</text:span></text:p>
      <text:p text:style-name="P2"><text:span text:style-name="Source_20_Text"><text:s text:c="2"/>writable: true,</text:span></text:p>
      <text:p text:style-name="P2"><text:span text:style-name="Source_20_Text"><text:s text:c="2"/>enumerable: true,</text:span></text:p>
      <text:p text:style-name="P2"><text:span text:style-name="Source_20_Text"><text:s text:c="2"/>configurable: true</text:span></text:p>
      <text:p text:style-name="P3"><text:span text:style-name="Source_20_Text">}</text:span></text:p>
      <text:p text:style-name="Text_20_body">Вот они — три флага и значение свойства.</text:p>
      <text:h text:style-name="Heading_20_2" text:outline-level="2"><text:soft-page-break/>5. Что делает каждый флаг (на практике)</text:h>
      <text:h text:style-name="Heading_20_3" text:outline-level="3">🟢 <text:span text:style-name="Source_20_Text">writable</text:span></text:h>
      <text:p text:style-name="Text_20_body">Определяет, <text:span text:style-name="Strong_20_Emphasis">можно ли менять значение свойства</text:span>.</text:p>
      <text:p text:style-name="P1"><text:span text:style-name="Source_20_Text">let user = {};</text:span></text:p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writable: false</text:span></text:p>
      <text:p text:style-name="P2"><text:span text:style-name="Source_20_Text">});</text:span></text:p>
      <text:p text:style-name="P2"/>
      <text:p text:style-name="P2"><text:span text:style-name="Source_20_Text">user.name = "Айдар"; // ❌ Игнорируется (в strict mode — ошибка)</text:span></text:p>
      <text:p text:style-name="P3"><text:span text:style-name="Source_20_Text">console.log(user.name); // "Марат"</text:span></text:p>
      <text:p text:style-name="Horizontal_20_Line"/>
      <text:h text:style-name="Heading_20_3" text:outline-level="3">🟢 <text:span text:style-name="Source_20_Text">enumerable</text:span></text:h>
      <text:p text:style-name="Text_20_body">Отвечает за то, <text:span text:style-name="Strong_20_Emphasis">видно ли свойство при переборе</text:span>:</text:p>
      <text:p text:style-name="P1"><text:span text:style-name="Source_20_Text">let user = {};</text:span></text:p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enumerable: false</text:span></text:p>
      <text:p text:style-name="P2"><text:span text:style-name="Source_20_Text">});</text:span></text:p>
      <text:p text:style-name="P2"/>
      <text:p text:style-name="P2"><text:span text:style-name="Source_20_Text">console.log(Object.keys(user)); // []</text:span></text:p>
      <text:p text:style-name="P3"><text:span text:style-name="Source_20_Text">console.log(user.name); // "Марат" (доступно напрямую)</text:span></text:p>
      <text:p text:style-name="Text_20_body">💡 То есть свойство <text:span text:style-name="Strong_20_Emphasis">есть</text:span>, но оно <text:span text:style-name="Strong_20_Emphasis">“скрыто”</text:span> при переборе ключей.</text:p>
      <text:p text:style-name="Horizontal_20_Line"/>
      <text:h text:style-name="Heading_20_3" text:outline-level="3">🟢 <text:span text:style-name="Source_20_Text">configurable</text:span></text:h>
      <text:p text:style-name="Text_20_body">Определяет, <text:span text:style-name="Strong_20_Emphasis">можно ли изменить флаги или удалить свойство</text:span>.</text:p>
      <text:p text:style-name="P1"><text:span text:style-name="Source_20_Text">let user = {};</text:span></text:p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configurable: false</text:span></text:p>
      <text:p text:style-name="P2"><text:span text:style-name="Source_20_Text">});</text:span></text:p>
      <text:p text:style-name="P2"/>
      <text:p text:style-name="P2"><text:span text:style-name="Source_20_Text">delete user.name; // ❌ не сработает</text:span></text:p>
      <text:p text:style-name="P2"><text:span text:style-name="Source_20_Text">console.log(user.name); // "Марат"</text:span></text:p>
      <text:p text:style-name="P2"/>
      <text:p text:style-name="P2"><text:span text:style-name="Source_20_Text">// Попробуем изменить настройку:</text:span></text:p>
      <text:p text:style-name="P2"><text:span text:style-name="Source_20_Text">Object.defineProperty(user, "name", { writable: true });</text:span></text:p>
      <text:p text:style-name="P3"><text:span text:style-name="Source_20_Text">// ❌ Ошибка — свойство неконфигурируемое</text:span></text:p>
      <text:p text:style-name="Horizontal_20_Line"/>
      <text:h text:style-name="Heading_20_2" text:outline-level="2">🔹 6. Всё вместе (пример)</text:h>
      <text:p text:style-name="P1"><text:span text:style-name="Source_20_Text">let user = {};</text:span></text:p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writable: false,</text:span></text:p>
      <text:p text:style-name="P2"><text:span text:style-name="Source_20_Text"><text:s text:c="2"/>enumerable: false,</text:span></text:p>
      <text:p text:style-name="P2"><text:soft-page-break/><text:span text:style-name="Source_20_Text"><text:s text:c="2"/>configurable: false</text:span></text:p>
      <text:p text:style-name="P2"><text:span text:style-name="Source_20_Text">});</text:span></text:p>
      <text:p text:style-name="P2"/>
      <text:p text:style-name="P2"><text:span text:style-name="Source_20_Text">console.log(user.name); // "Марат"</text:span></text:p>
      <text:p text:style-name="P2"><text:span text:style-name="Source_20_Text">user.name = "Айдар"; // ❌ нельзя изменить</text:span></text:p>
      <text:p text:style-name="P2"><text:span text:style-name="Source_20_Text">delete user.name; // ❌ нельзя удалить</text:span></text:p>
      <text:p text:style-name="P3"><text:span text:style-name="Source_20_Text">console.log(Object.keys(user)); // [] — скрыто</text:span></text:p>
      <text:p text:style-name="Text_20_body">💡 Теперь свойство <text:span text:style-name="Source_20_Text">name</text:span> полностью защищено.</text:p>
      <text:p text:style-name="Text_20_body"><text:span text:style-name="Source_20_Text">Object.defineProperty()</text:span> — это мощный, но немного “низкоуровневый” инструмент в JavaScript,<text:line-break/>который позволяет <text:span text:style-name="Strong_20_Emphasis">точно контролировать</text:span>, как ведёт себя свойство объекта:<text:line-break/>можно сделать его <text:span text:style-name="Strong_20_Emphasis">незаписываемым</text:span>, <text:span text:style-name="Strong_20_Emphasis">недоступным для перечисления</text:span>, или даже <text:span text:style-name="Strong_20_Emphasis">сделать геттер/сеттер</text:span> вручную.</text:p>
      <text:p text:style-name="Text_20_body">Давай разберём всё по шагам 👇</text:p>
      <text:p text:style-name="Horizontal_20_Line"/>
      <text:h text:style-name="Heading_20_2" text:outline-level="2">🔹 1. Синтаксис</text:h>
      <text:p text:style-name="P10"><text:span text:style-name="Source_20_Text">Object.defineProperty(obj, prop, descriptor)</text:span></text:p>
      <text:h text:style-name="Heading_20_3" text:outline-level="3">где: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Аргумент</text:p>
            </table:table-cell>
            <table:table-cell table:style-name="Таблица2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obj</text:span></text:p>
          </table:table-cell>
          <table:table-cell table:style-name="Таблица2.A1" office:value-type="string">
            <text:p text:style-name="Table_20_Contents">Объект, в котором создаётся или изменяется свойство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prop</text:span></text:p>
          </table:table-cell>
          <table:table-cell table:style-name="Таблица2.A1" office:value-type="string">
            <text:p text:style-name="Table_20_Contents">Имя свойства (строка или символ)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descriptor</text:span></text:p>
          </table:table-cell>
          <table:table-cell table:style-name="Таблица2.A1" office:value-type="string">
            <text:p text:style-name="Table_20_Contents">Объект, описывающий поведение этого свойства</text:p>
          </table:table-cell>
        </table:table-row>
      </table:table>
      <text:h text:style-name="Heading_20_2" text:outline-level="2">2. Пример: обычное создание свойства</text:h>
      <text:p text:style-name="Text_20_body">Обычно ты пишешь так:</text:p>
      <text:p text:style-name="P1"><text:span text:style-name="Source_20_Text">let user = {};</text:span></text:p>
      <text:p text:style-name="P3"><text:span text:style-name="Source_20_Text">user.name = "Марат";</text:span></text:p>
      <text:p text:style-name="Text_20_body">Но это просто создаёт свойство со стандартными настройками:</text:p>
      <text:list text:style-name="L2">
        <text:list-item>
          <text:p text:style-name="P11">можно изменить (<text:span text:style-name="Source_20_Text">writable: true</text:span>);</text:p>
        </text:list-item>
        <text:list-item>
          <text:p text:style-name="P11">можно удалить (<text:span text:style-name="Source_20_Text">configurable: true</text:span>);</text:p>
        </text:list-item>
        <text:list-item>
          <text:p text:style-name="P11">оно участвует в переборе (<text:span text:style-name="Source_20_Text">enumerable: true</text:span>).</text:p>
        </text:list-item>
      </text:list>
      <text:p text:style-name="Horizontal_20_Line"/>
      <text:h text:style-name="Heading_20_2" text:outline-level="2">🔹 3. То же самое через <text:span text:style-name="Source_20_Text">defineProperty</text:span></text:h>
      <text:p text:style-name="P1"><text:span text:style-name="Source_20_Text">let user = {};</text:span></text:p>
      <text:p text:style-name="P2"/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writable: true,</text:span></text:p>
      <text:p text:style-name="P2"><text:span text:style-name="Source_20_Text"><text:s text:c="2"/>enumerable: true,</text:span></text:p>
      <text:p text:style-name="P2"><text:soft-page-break/><text:span text:style-name="Source_20_Text"><text:s text:c="2"/>configurable: true</text:span></text:p>
      <text:p text:style-name="P2"><text:span text:style-name="Source_20_Text">});</text:span></text:p>
      <text:p text:style-name="P2"/>
      <text:p text:style-name="P3"><text:span text:style-name="Source_20_Text">console.log(user.name); // "Марат"</text:span></text:p>
      <text:p text:style-name="Text_20_body">🔹 Результат тот же,<text:line-break/>но теперь мы <text:span text:style-name="Strong_20_Emphasis">точно контролируем</text:span>, как работает свойство.</text:p>
      <text:p text:style-name="Horizontal_20_Line"/>
      <text:h text:style-name="Heading_20_2" text:outline-level="2">🔹 4. Что такое дескриптор (descriptor)</text:h>
      <text:p text:style-name="Text_20_body"><text:span text:style-name="Source_20_Text">descriptor</text:span> — это объект с особыми флагами,<text:line-break/>которые определяют поведение свойства.</text:p>
      <text:p text:style-name="Text_20_body">Есть <text:span text:style-name="Strong_20_Emphasis">два типа дескрипторов</text:span>: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Table_20_Heading">Тип</text:p>
            </table:table-cell>
            <table:table-cell table:style-name="Таблица3.A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trong_20_Emphasis">Data descriptor</text:span></text:p>
          </table:table-cell>
          <table:table-cell table:style-name="Таблица3.A1" office:value-type="string">
            <text:p text:style-name="Table_20_Contents">хранит обычное значение (<text:span text:style-name="Source_20_Text">value</text:span>)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Accessor descriptor</text:span></text:p>
          </table:table-cell>
          <table:table-cell table:style-name="Таблица3.A1" office:value-type="string">
            <text:p text:style-name="Table_20_Contents">задаёт геттер/сеттер (<text:span text:style-name="Source_20_Text">get</text:span> / <text:span text:style-name="Source_20_Text">set</text:span>)</text:p>
          </table:table-cell>
        </table:table-row>
      </table:table>
      <text:p text:style-name="Horizontal_20_Line"/>
      <text:h text:style-name="Heading_20_2" text:outline-level="2">🔹 5. Флаги для <text:span text:style-name="Strong_20_Emphasis">data descriptor</text:span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Table_20_Heading">Свойство</text:p>
            </table:table-cell>
            <table:table-cell table:style-name="Таблица4.A1" office:value-type="string">
              <text:p text:style-name="Table_20_Heading">Тип</text:p>
            </table:table-cell>
            <table:table-cell table:style-name="Таблица4.A1" office:value-type="string">
              <text:p text:style-name="Table_20_Heading">По умолчанию</text:p>
            </table:table-cell>
            <table:table-cell table:style-name="Таблица4.A1" office:value-type="string">
              <text:p text:style-name="Table_20_Heading">Что делает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ource_20_Text">value</text:span></text:p>
          </table:table-cell>
          <table:table-cell table:style-name="Таблица4.A1" office:value-type="string">
            <text:p text:style-name="Table_20_Contents">любое</text:p>
          </table:table-cell>
          <table:table-cell table:style-name="Таблица4.A1" office:value-type="string">
            <text:p text:style-name="Table_20_Contents"><text:span text:style-name="Source_20_Text">undefined</text:span></text:p>
          </table:table-cell>
          <table:table-cell table:style-name="Таблица4.A1" office:value-type="string">
            <text:p text:style-name="Table_20_Contents">значение свойства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writable</text:span></text:p>
          </table:table-cell>
          <table:table-cell table:style-name="Таблица4.A1" office:value-type="string">
            <text:p text:style-name="Table_20_Contents">boolean</text:p>
          </table:table-cell>
          <table:table-cell table:style-name="Таблица4.A1" office:value-type="string">
            <text:p text:style-name="Table_20_Contents"><text:span text:style-name="Source_20_Text">false</text:span></text:p>
          </table:table-cell>
          <table:table-cell table:style-name="Таблица4.A1" office:value-type="string">
            <text:p text:style-name="Table_20_Contents">можно ли менять значение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enumerable</text:span></text:p>
          </table:table-cell>
          <table:table-cell table:style-name="Таблица4.A1" office:value-type="string">
            <text:p text:style-name="Table_20_Contents">boolean</text:p>
          </table:table-cell>
          <table:table-cell table:style-name="Таблица4.A1" office:value-type="string">
            <text:p text:style-name="Table_20_Contents"><text:span text:style-name="Source_20_Text">false</text:span></text:p>
          </table:table-cell>
          <table:table-cell table:style-name="Таблица4.A1" office:value-type="string">
            <text:p text:style-name="Table_20_Contents">видно ли свойство в цикле <text:span text:style-name="Source_20_Text">for...in</text:span> и <text:span text:style-name="Source_20_Text">Object.keys()</text:span>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configurable</text:span></text:p>
          </table:table-cell>
          <table:table-cell table:style-name="Таблица4.A1" office:value-type="string">
            <text:p text:style-name="Table_20_Contents">boolean</text:p>
          </table:table-cell>
          <table:table-cell table:style-name="Таблица4.A1" office:value-type="string">
            <text:p text:style-name="Table_20_Contents"><text:span text:style-name="Source_20_Text">false</text:span></text:p>
          </table:table-cell>
          <table:table-cell table:style-name="Таблица4.A1" office:value-type="string">
            <text:p text:style-name="Table_20_Contents">можно ли удалить или изменить настройки свойства</text:p>
          </table:table-cell>
        </table:table-row>
      </table:table>
      <text:p text:style-name="Horizontal_20_Line"/>
      <text:h text:style-name="Heading_20_3" text:outline-level="3">📘 Пример: только для чтения</text:h>
      <text:p text:style-name="P1"><text:span text:style-name="Source_20_Text">let user = {};</text:span></text:p>
      <text:p text:style-name="P2"/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writable: false, <text:s/>// 🚫 нельзя изменять</text:span></text:p>
      <text:p text:style-name="P2"><text:span text:style-name="Source_20_Text"><text:s text:c="2"/>enumerable: true,</text:span></text:p>
      <text:p text:style-name="P2"><text:span text:style-name="Source_20_Text"><text:s text:c="2"/>configurable: true</text:span></text:p>
      <text:p text:style-name="P2"><text:span text:style-name="Source_20_Text">});</text:span></text:p>
      <text:p text:style-name="P2"/>
      <text:p text:style-name="P2"><text:span text:style-name="Source_20_Text">console.log(user.name); // "Марат"</text:span></text:p>
      <text:p text:style-name="P2"/>
      <text:p text:style-name="P2"><text:span text:style-name="Source_20_Text">user.name = "Айдар"; <text:s text:c="3"/>// Ошибка в strict mode, иначе просто игнорируется</text:span></text:p>
      <text:p text:style-name="P3"><text:span text:style-name="Source_20_Text">console.log(user.name); // "Марат"</text:span></text:p>
      <text:p text:style-name="Horizontal_20_Line"/>
      <text:h text:style-name="Heading_20_3" text:outline-level="3">📘 Пример: скрытое свойство</text:h>
      <text:p text:style-name="P1"><text:span text:style-name="Source_20_Text">let user = { name: "Марат" };</text:span></text:p>
      <text:p text:style-name="P2"><text:soft-page-break/></text:p>
      <text:p text:style-name="P2"><text:span text:style-name="Source_20_Text">Object.defineProperty(user, "id", {</text:span></text:p>
      <text:p text:style-name="P2"><text:span text:style-name="Source_20_Text"><text:s text:c="2"/>value: 12345,</text:span></text:p>
      <text:p text:style-name="P2"><text:span text:style-name="Source_20_Text"><text:s text:c="2"/>enumerable: false // 👀 не появится в Object.keys или for...in</text:span></text:p>
      <text:p text:style-name="P2"><text:span text:style-name="Source_20_Text">});</text:span></text:p>
      <text:p text:style-name="P2"/>
      <text:p text:style-name="P2"><text:span text:style-name="Source_20_Text">console.log(Object.keys(user)); // ["name"]</text:span></text:p>
      <text:p text:style-name="P3"><text:span text:style-name="Source_20_Text">console.log(user.id); // 12345 — доступно напрямую!</text:span></text:p>
      <text:p text:style-name="Horizontal_20_Line"/>
      <text:h text:style-name="Heading_20_2" text:outline-level="2">🔹 6. Флаги для <text:span text:style-name="Strong_20_Emphasis">accessor descriptor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Table_20_Heading">Свойство</text:p>
            </table:table-cell>
            <table:table-cell table:style-name="Таблица5.A1" office:value-type="string">
              <text:p text:style-name="Table_20_Heading">Тип</text:p>
            </table:table-cell>
            <table:table-cell table:style-name="Таблица5.A1" office:value-type="string">
              <text:p text:style-name="Table_20_Heading">Что делает</text:p>
            </table:table-cell>
          </table:table-row>
        </table:table-header-rows>
        <table:table-row>
          <table:table-cell table:style-name="Таблица5.A1" office:value-type="string">
            <text:p text:style-name="Table_20_Contents"><text:span text:style-name="Source_20_Text">get</text:span></text:p>
          </table:table-cell>
          <table:table-cell table:style-name="Таблица5.A1" office:value-type="string">
            <text:p text:style-name="Table_20_Contents">функция</text:p>
          </table:table-cell>
          <table:table-cell table:style-name="Таблица5.A1" office:value-type="string">
            <text:p text:style-name="Table_20_Contents">возвращает значение (геттер)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set</text:span></text:p>
          </table:table-cell>
          <table:table-cell table:style-name="Таблица5.A1" office:value-type="string">
            <text:p text:style-name="Table_20_Contents">функция</text:p>
          </table:table-cell>
          <table:table-cell table:style-name="Таблица5.A1" office:value-type="string">
            <text:p text:style-name="Table_20_Contents">задаёт значение (сеттер)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enumerable</text:span></text:p>
          </table:table-cell>
          <table:table-cell table:style-name="Таблица5.A1" office:value-type="string">
            <text:p text:style-name="Table_20_Contents">boolean</text:p>
          </table:table-cell>
          <table:table-cell table:style-name="Таблица5.A1" office:value-type="string">
            <text:p text:style-name="Table_20_Contents">участвует ли в перечислении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configurable</text:span></text:p>
          </table:table-cell>
          <table:table-cell table:style-name="Таблица5.A1" office:value-type="string">
            <text:p text:style-name="Table_20_Contents">boolean</text:p>
          </table:table-cell>
          <table:table-cell table:style-name="Таблица5.A1" office:value-type="string">
            <text:p text:style-name="Table_20_Contents">можно ли менять или удалять</text:p>
          </table:table-cell>
        </table:table-row>
      </table:table>
      <text:p text:style-name="Horizontal_20_Line"/>
      <text:h text:style-name="Heading_20_3" text:outline-level="3">📘 Пример с геттером и сеттером</text:h>
      <text:p text:style-name="P1"><text:span text:style-name="Source_20_Text">let user = {</text:span></text:p>
      <text:p text:style-name="P2"><text:span text:style-name="Source_20_Text"><text:s text:c="2"/>firstName: "Марат",</text:span></text:p>
      <text:p text:style-name="P2"><text:span text:style-name="Source_20_Text"><text:s text:c="2"/>lastName: "Уалитханов"</text:span></text:p>
      <text:p text:style-name="P2"><text:span text:style-name="Source_20_Text">};</text:span></text:p>
      <text:p text:style-name="P2"/>
      <text:p text:style-name="P2"><text:span text:style-name="Source_20_Text">Object.defineProperty(user, "fullName", {</text:span></text:p>
      <text:p text:style-name="P2"><text:span text:style-name="Source_20_Text"><text:s text:c="2"/>get() {</text:span></text:p>
      <text:p text:style-name="P2"><text:span text:style-name="Source_20_Text"><text:s text:c="4"/>return this.firstName + " " + this.lastName;</text:span></text:p>
      <text:p text:style-name="P2"><text:span text:style-name="Source_20_Text"><text:s text:c="2"/>},</text:span></text:p>
      <text:p text:style-name="P2"><text:span text:style-name="Source_20_Text"><text:s text:c="2"/>set(value) {</text:span></text:p>
      <text:p text:style-name="P2"><text:span text:style-name="Source_20_Text"><text:s text:c="4"/>[this.firstName, this.lastName] = value.split(" ");</text:span></text:p>
      <text:p text:style-name="P2"><text:span text:style-name="Source_20_Text"><text:s text:c="2"/>}</text:span></text:p>
      <text:p text:style-name="P2"><text:span text:style-name="Source_20_Text">});</text:span></text:p>
      <text:p text:style-name="P2"/>
      <text:p text:style-name="P2"><text:span text:style-name="Source_20_Text">console.log(user.fullName); // "Марат Уалитханов"</text:span></text:p>
      <text:p text:style-name="P2"/>
      <text:p text:style-name="P2"><text:span text:style-name="Source_20_Text">user.fullName = "Айдар Беков";</text:span></text:p>
      <text:p text:style-name="P2"><text:span text:style-name="Source_20_Text">console.log(user.firstName); // "Айдар"</text:span></text:p>
      <text:p text:style-name="P3"><text:span text:style-name="Source_20_Text">console.log(user.lastName); <text:s/>// "Беков"</text:span></text:p>
      <text:p text:style-name="Text_20_body">💡 Здесь <text:span text:style-name="Source_20_Text">fullName</text:span> не хранит данные —<text:line-break/>оно вычисляется при обращении (<text:span text:style-name="Source_20_Text">get</text:span>) и разбирается при записи (<text:span text:style-name="Source_20_Text">set</text:span>).</text:p>
      <text:h text:style-name="Heading_20_2" text:outline-level="2">7. Проверка свойств дескриптора</text:h>
      <text:p text:style-name="Text_20_body">Можно посмотреть, как свойство описано:</text:p>
      <text:p text:style-name="P1"><text:span text:style-name="Source_20_Text">let descriptor = Object.getOwnPropertyDescriptor(user, "name");</text:span></text:p>
      <text:p text:style-name="P3"><text:span text:style-name="Source_20_Text">console.log(descriptor);</text:span></text:p>
      <text:p text:style-name="Text_20_body">📤 Результат:</text:p>
      <text:p text:style-name="P1"><text:span text:style-name="Source_20_Text">{</text:span></text:p>
      <text:p text:style-name="P2"><text:span text:style-name="Source_20_Text"><text:s text:c="2"/>value: "Марат",</text:span></text:p>
      <text:p text:style-name="P2"><text:span text:style-name="Source_20_Text"><text:s text:c="2"/>writable: false,</text:span></text:p>
      <text:p text:style-name="P2"><text:soft-page-break/><text:span text:style-name="Source_20_Text"><text:s text:c="2"/>enumerable: true,</text:span></text:p>
      <text:p text:style-name="P2"><text:span text:style-name="Source_20_Text"><text:s text:c="2"/>configurable: true</text:span></text:p>
      <text:p text:style-name="P3"><text:span text:style-name="Source_20_Text">}</text:span></text:p>
      <text:p text:style-name="Horizontal_20_Line"/>
      <text:h text:style-name="Heading_20_2" text:outline-level="2">🔹 8. Пример полного контроля</text:h>
      <text:p text:style-name="P1"><text:span text:style-name="Source_20_Text">let user = {};</text:span></text:p>
      <text:p text:style-name="P2"/>
      <text:p text:style-name="P2"><text:span text:style-name="Source_20_Text">Object.defineProperty(user, "role", {</text:span></text:p>
      <text:p text:style-name="P2"><text:span text:style-name="Source_20_Text"><text:s text:c="2"/>value: "admin",</text:span></text:p>
      <text:p text:style-name="P2"><text:span text:style-name="Source_20_Text"><text:s text:c="2"/>writable: false, <text:s text:c="4"/>// нельзя изменить</text:span></text:p>
      <text:p text:style-name="P2"><text:span text:style-name="Source_20_Text"><text:s text:c="2"/>enumerable: false, <text:s text:c="2"/>// не виден в Object.keys</text:span></text:p>
      <text:p text:style-name="P2"><text:span text:style-name="Source_20_Text"><text:s text:c="2"/>configurable: false <text:s/>// нельзя удалить или перенастроить</text:span></text:p>
      <text:p text:style-name="P2"><text:span text:style-name="Source_20_Text">});</text:span></text:p>
      <text:p text:style-name="P2"/>
      <text:p text:style-name="P2"><text:span text:style-name="Source_20_Text">user.role = "user"; // игнорируется</text:span></text:p>
      <text:p text:style-name="P2"><text:span text:style-name="Source_20_Text">delete user.role; <text:s text:c="2"/>// не удалится</text:span></text:p>
      <text:p text:style-name="P3"><text:span text:style-name="Source_20_Text">console.log(user.role); // "admin"</text:span></text:p>
      <text:p text:style-name="Horizontal_20_Line"/>
      <text:h text:style-name="Heading_20_2" text:outline-level="2">🔹 9. Массовое определение свойств</text:h>
      <text:p text:style-name="Text_20_body">Можно задать сразу несколько свойств:</text:p>
      <text:p text:style-name="P1"><text:span text:style-name="Source_20_Text">Object.defineProperties(user, {</text:span></text:p>
      <text:p text:style-name="P2"><text:span text:style-name="Source_20_Text"><text:s text:c="2"/>name: { value: "Марат", writable: true },</text:span></text:p>
      <text:p text:style-name="P2"><text:span text:style-name="Source_20_Text"><text:s text:c="2"/>age: { value: 25, writable: true }</text:span></text:p>
      <text:p text:style-name="P3"><text:span text:style-name="Source_20_Text">});</text:span></text:p>
      <text:p text:style-name="Horizontal_20_Line"/>
      <text:h text:style-name="Heading_20_2" text:outline-level="2">✅ ИТОГ</text:h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Table_20_Heading">Аргумент</text:p>
            </table:table-cell>
            <table:table-cell table:style-name="Таблица6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<text:span text:style-name="Source_20_Text">obj</text:span></text:p>
          </table:table-cell>
          <table:table-cell table:style-name="Таблица6.A1" office:value-type="string">
            <text:p text:style-name="Table_20_Contents">Объект, где создаём свойство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prop</text:span></text:p>
          </table:table-cell>
          <table:table-cell table:style-name="Таблица6.A1" office:value-type="string">
            <text:p text:style-name="Table_20_Contents">Имя свойства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descriptor</text:span></text:p>
          </table:table-cell>
          <table:table-cell table:style-name="Таблица6.A1" office:value-type="string">
            <text:p text:style-name="Table_20_Contents">Объект с настройками (value, writable, enumerable, configurable, get, set)</text:p>
          </table:table-cell>
        </table:table-row>
      </table:table>
      <text:p text:style-name="Standard"><text:span text:style-name="Source_20_Text">Object.defineProperty()</text:span> — это способ “тонко настроить” свойства объекта:<text:line-break/>можно сделать их только для чтения, скрытыми, неизменяемыми или вычисляемыми (через <text:span text:style-name="Source_20_Text">get</text:span>/<text:span text:style-name="Source_20_Text">set</text:span>). 1️⃣ <text:span text:style-name="Strong_20_Emphasis">Data property (данные)</text:span><text:line-break/>2️⃣ <text:span text:style-name="Strong_20_Emphasis">Accessor property (аксессор, то есть getter/setter)</text:span></text:p>
      <text:p text:style-name="Text_20_body">Они оба — виды свойств объекта, но <text:span text:style-name="Strong_20_Emphasis">работают по-разному</text:span>.<text:line-break/>Давай разберём подробно, простыми словами 👇</text:p>
      <text:p text:style-name="Horizontal_20_Line"/>
      <text:h text:style-name="Heading_20_2" text:outline-level="2">🔹 1. Data property — “обычное свойство с данными”</text:h>
      <text:p text:style-name="Text_20_body">Это то, что ты видишь чаще всего:</text:p>
      <text:p text:style-name="P1"><text:span text:style-name="Source_20_Text">let user = {</text:span></text:p>
      <text:p text:style-name="P2"><text:span text:style-name="Source_20_Text"><text:s text:c="2"/>name: "Марат"</text:span></text:p>
      <text:p text:style-name="P3"><text:soft-page-break/><text:span text:style-name="Source_20_Text">};</text:span></text:p>
      <text:p text:style-name="Text_20_body">📌 Здесь <text:span text:style-name="Source_20_Text">name</text:span> — это <text:span text:style-name="Strong_20_Emphasis">data-property</text:span> (свойство данных).</text:p>
      <text:p text:style-name="Text_20_body">У него есть <text:span text:style-name="Strong_20_Emphasis">четыре внутренних флага (атрибута)</text:span>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>
            <table:table-cell table:style-name="Таблица7.A1" office:value-type="string">
              <text:p text:style-name="Table_20_Heading">Атрибут</text:p>
            </table:table-cell>
            <table:table-cell table:style-name="Таблица7.A1" office:value-type="string">
              <text:p text:style-name="Table_20_Heading">Что делает</text:p>
            </table:table-cell>
            <table:table-cell table:style-name="Таблица7.A1" office:value-type="string">
              <text:p text:style-name="Table_20_Heading">Значение по умолчанию</text:p>
            </table:table-cell>
          </table:table-row>
        </table:table-header-rows>
        <table:table-row>
          <table:table-cell table:style-name="Таблица7.A1" office:value-type="string">
            <text:p text:style-name="Table_20_Contents"><text:span text:style-name="Source_20_Text">value</text:span></text:p>
          </table:table-cell>
          <table:table-cell table:style-name="Таблица7.A1" office:value-type="string">
            <text:p text:style-name="Table_20_Contents">значение свойства</text:p>
          </table:table-cell>
          <table:table-cell table:style-name="Таблица7.A1" office:value-type="string">
            <text:p text:style-name="Table_20_Contents">любое</text:p>
          </table:table-cell>
        </table:table-row>
        <table:table-row>
          <table:table-cell table:style-name="Таблица7.A1" office:value-type="string">
            <text:p text:style-name="Table_20_Contents"><text:span text:style-name="Source_20_Text">writable</text:span></text:p>
          </table:table-cell>
          <table:table-cell table:style-name="Таблица7.A1" office:value-type="string">
            <text:p text:style-name="Table_20_Contents">можно ли менять значение</text:p>
          </table:table-cell>
          <table:table-cell table:style-name="Таблица7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Таблица7.A1" office:value-type="string">
            <text:p text:style-name="Table_20_Contents"><text:span text:style-name="Source_20_Text">enumerable</text:span></text:p>
          </table:table-cell>
          <table:table-cell table:style-name="Таблица7.A1" office:value-type="string">
            <text:p text:style-name="Table_20_Contents">видно ли при переборе (<text:span text:style-name="Source_20_Text">for...in</text:span>, <text:span text:style-name="Source_20_Text">Object.keys</text:span>)</text:p>
          </table:table-cell>
          <table:table-cell table:style-name="Таблица7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Таблица7.A1" office:value-type="string">
            <text:p text:style-name="Table_20_Contents"><text:span text:style-name="Source_20_Text">configurable</text:span></text:p>
          </table:table-cell>
          <table:table-cell table:style-name="Таблица7.A1" office:value-type="string">
            <text:p text:style-name="Table_20_Contents">можно ли удалять или менять флаги</text:p>
          </table:table-cell>
          <table:table-cell table:style-name="Таблица7.A1" office:value-type="string">
            <text:p text:style-name="Table_20_Contents"><text:span text:style-name="Source_20_Text">true</text:span></text:p>
          </table:table-cell>
        </table:table-row>
      </table:table>
      <text:p text:style-name="Horizontal_20_Line"/>
      <text:h text:style-name="Heading_20_3" text:outline-level="3">📘 Пример через <text:span text:style-name="Source_20_Text">Object.defineProperty</text:span></text:h>
      <text:p text:style-name="P1"><text:span text:style-name="Source_20_Text">let user = {};</text:span></text:p>
      <text:p text:style-name="P2"/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writable: true,</text:span></text:p>
      <text:p text:style-name="P2"><text:span text:style-name="Source_20_Text"><text:s text:c="2"/>enumerable: true,</text:span></text:p>
      <text:p text:style-name="P2"><text:span text:style-name="Source_20_Text"><text:s text:c="2"/>configurable: true</text:span></text:p>
      <text:p text:style-name="P2"><text:span text:style-name="Source_20_Text">});</text:span></text:p>
      <text:p text:style-name="P2"/>
      <text:p text:style-name="P3"><text:span text:style-name="Source_20_Text">console.log(user.name); // "Марат"</text:span></text:p>
      <text:p text:style-name="Text_20_body">💡 Это — <text:span text:style-name="Strong_20_Emphasis">data-descriptor</text:span>, потому что мы описываем “данные”,<text:line-break/>а не поведение через функции.</text:p>
      <text:p text:style-name="Horizontal_20_Line"/>
      <text:h text:style-name="Heading_20_2" text:outline-level="2">🔹 2. Accessor property — “свойство с логикой” (getter/setter)</text:h>
      <text:p text:style-name="Text_20_body">Такое свойство <text:span text:style-name="Strong_20_Emphasis">не хранит значение</text:span>,<text:line-break/>а <text:span text:style-name="Strong_20_Emphasis">вычисляет его при чтении</text:span> (<text:span text:style-name="Source_20_Text">get</text:span>)<text:line-break/>или <text:span text:style-name="Strong_20_Emphasis">выполняет действие при записи</text:span> (<text:span text:style-name="Source_20_Text">set</text:span>).</text:p>
      <text:h text:style-name="Heading_20_3" text:outline-level="3">📘 Пример:</text:h>
      <text:p text:style-name="P1"><text:span text:style-name="Source_20_Text">let user = {</text:span></text:p>
      <text:p text:style-name="P2"><text:span text:style-name="Source_20_Text"><text:s text:c="2"/>firstName: "Марат",</text:span></text:p>
      <text:p text:style-name="P2"><text:span text:style-name="Source_20_Text"><text:s text:c="2"/>lastName: "Уалитханов",</text:span></text:p>
      <text:p text:style-name="P2"/>
      <text:p text:style-name="P2"><text:span text:style-name="Source_20_Text"><text:s text:c="2"/>get fullName() {</text:span></text:p>
      <text:p text:style-name="P2"><text:span text:style-name="Source_20_Text"><text:s text:c="4"/>return this.firstName + " " + this.lastName;</text:span></text:p>
      <text:p text:style-name="P2"><text:span text:style-name="Source_20_Text"><text:s text:c="2"/>},</text:span></text:p>
      <text:p text:style-name="P2"/>
      <text:p text:style-name="P2"><text:span text:style-name="Source_20_Text"><text:s text:c="2"/>set fullName(value) {</text:span></text:p>
      <text:p text:style-name="P2"><text:span text:style-name="Source_20_Text"><text:s text:c="4"/>[this.firstName, this.lastName] = value.split(" ");</text:span></text:p>
      <text:p text:style-name="P2"><text:span text:style-name="Source_20_Text"><text:s text:c="2"/>}</text:span></text:p>
      <text:p text:style-name="P2"><text:span text:style-name="Source_20_Text">};</text:span></text:p>
      <text:p text:style-name="P2"/>
      <text:p text:style-name="P2"><text:span text:style-name="Source_20_Text">console.log(user.fullName); // "Марат Уалитханов"</text:span></text:p>
      <text:p text:style-name="P2"><text:soft-page-break/></text:p>
      <text:p text:style-name="P2"><text:span text:style-name="Source_20_Text">user.fullName = "Айдар Беков";</text:span></text:p>
      <text:p text:style-name="P2"><text:span text:style-name="Source_20_Text">console.log(user.firstName); // "Айдар"</text:span></text:p>
      <text:p text:style-name="P3"><text:span text:style-name="Source_20_Text">console.log(user.lastName); <text:s/>// "Беков"</text:span></text:p>
      <text:p text:style-name="Text_20_body">🔹 Здесь <text:span text:style-name="Source_20_Text">fullName</text:span> — это <text:span text:style-name="Strong_20_Emphasis">accessor property</text:span>:</text:p>
      <text:list text:style-name="L3">
        <text:list-item>
          <text:p text:style-name="P12">при чтении → срабатывает <text:span text:style-name="Source_20_Text">get</text:span></text:p>
        </text:list-item>
        <text:list-item>
          <text:p text:style-name="P12">при записи → вызывается <text:span text:style-name="Source_20_Text">set</text:span></text:p>
        </text:list-item>
      </text:list>
      <text:p text:style-name="Horizontal_20_Line"/>
      <text:h text:style-name="Heading_20_2" text:outline-level="2">🔹 3. Отличие в дескрипторах</text:h>
      <text:p text:style-name="Text_20_body">У <text:span text:style-name="Strong_20_Emphasis">data property</text:span> → <text:span text:style-name="Source_20_Text">value</text:span> и <text:span text:style-name="Source_20_Text">writable</text:span><text:line-break/>У <text:span text:style-name="Strong_20_Emphasis">accessor property</text:span> → <text:span text:style-name="Source_20_Text">get</text:span> и <text:span text:style-name="Source_20_Text">set</text:span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Table_20_Heading">Тип свойства</text:p>
            </table:table-cell>
            <table:table-cell table:style-name="Таблица8.A1" office:value-type="string">
              <text:p text:style-name="Table_20_Heading">Атрибуты</text:p>
            </table:table-cell>
          </table:table-row>
        </table:table-header-rows>
        <table:table-row>
          <table:table-cell table:style-name="Таблица8.A1" office:value-type="string">
            <text:p text:style-name="Table_20_Contents"><text:span text:style-name="Strong_20_Emphasis">Data property</text:span></text:p>
          </table:table-cell>
          <table:table-cell table:style-name="Таблица8.A1" office:value-type="string">
            <text:p text:style-name="Table_20_Contents"><text:span text:style-name="Source_20_Text">value</text:span>, <text:span text:style-name="Source_20_Text">writable</text:span>, <text:span text:style-name="Source_20_Text">enumerable</text:span>, <text:span text:style-name="Source_20_Text">configurable</text:span></text:p>
          </table:table-cell>
        </table:table-row>
        <table:table-row>
          <table:table-cell table:style-name="Таблица8.A1" office:value-type="string">
            <text:p text:style-name="Table_20_Contents"><text:span text:style-name="Strong_20_Emphasis">Accessor property</text:span></text:p>
          </table:table-cell>
          <table:table-cell table:style-name="Таблица8.A1" office:value-type="string">
            <text:p text:style-name="Table_20_Contents"><text:span text:style-name="Source_20_Text">get</text:span>, <text:span text:style-name="Source_20_Text">set</text:span>, <text:span text:style-name="Source_20_Text">enumerable</text:span>, <text:span text:style-name="Source_20_Text">configurable</text:span></text:p>
          </table:table-cell>
        </table:table-row>
      </table:table>
      <text:p text:style-name="Horizontal_20_Line"/>
      <text:h text:style-name="Heading_20_2" text:outline-level="2">🔹 4. Пример через <text:span text:style-name="Source_20_Text">Object.defineProperty</text:span> для аксессора</text:h>
      <text:p text:style-name="P1"><text:span text:style-name="Source_20_Text">let user = {</text:span></text:p>
      <text:p text:style-name="P2"><text:span text:style-name="Source_20_Text"><text:s text:c="2"/>firstName: "Марат",</text:span></text:p>
      <text:p text:style-name="P2"><text:span text:style-name="Source_20_Text"><text:s text:c="2"/>lastName: "Уалитханов"</text:span></text:p>
      <text:p text:style-name="P2"><text:span text:style-name="Source_20_Text">};</text:span></text:p>
      <text:p text:style-name="P2"/>
      <text:p text:style-name="P2"><text:span text:style-name="Source_20_Text">Object.defineProperty(user, "fullName", {</text:span></text:p>
      <text:p text:style-name="P2"><text:span text:style-name="Source_20_Text"><text:s text:c="2"/>get() {</text:span></text:p>
      <text:p text:style-name="P2"><text:span text:style-name="Source_20_Text"><text:s text:c="4"/>return this.firstName + " " + this.lastName;</text:span></text:p>
      <text:p text:style-name="P2"><text:span text:style-name="Source_20_Text"><text:s text:c="2"/>},</text:span></text:p>
      <text:p text:style-name="P2"><text:span text:style-name="Source_20_Text"><text:s text:c="2"/>set(value) {</text:span></text:p>
      <text:p text:style-name="P2"><text:span text:style-name="Source_20_Text"><text:s text:c="4"/>[this.firstName, this.lastName] = value.split(" ");</text:span></text:p>
      <text:p text:style-name="P2"><text:span text:style-name="Source_20_Text"><text:s text:c="2"/>},</text:span></text:p>
      <text:p text:style-name="P2"><text:span text:style-name="Source_20_Text"><text:s text:c="2"/>enumerable: true,</text:span></text:p>
      <text:p text:style-name="P2"><text:span text:style-name="Source_20_Text"><text:s text:c="2"/>configurable: true</text:span></text:p>
      <text:p text:style-name="P2"><text:span text:style-name="Source_20_Text">});</text:span></text:p>
      <text:p text:style-name="P2"/>
      <text:p text:style-name="P2"><text:span text:style-name="Source_20_Text">console.log(user.fullName); // "Марат Уалитханов"</text:span></text:p>
      <text:p text:style-name="P2"><text:span text:style-name="Source_20_Text">user.fullName = "Айдар Беков";</text:span></text:p>
      <text:p text:style-name="P3"><text:span text:style-name="Source_20_Text">console.log(user.firstName); // "Айдар"</text:span></text:p>
      <text:p text:style-name="Horizontal_20_Line"/>
      <text:h text:style-name="Heading_20_2" text:outline-level="2">🔹 5. Важно — нельзя смешивать оба типа</text:h>
      <text:p text:style-name="Text_20_body">Нельзя, чтобы в одном свойстве одновременно были<text:line-break/><text:span text:style-name="Source_20_Text">value</text:span>/<text:span text:style-name="Source_20_Text">writable</text:span> и <text:span text:style-name="Source_20_Text">get</text:span>/<text:span text:style-name="Source_20_Text">set</text:span>.</text:p>
      <text:p text:style-name="Text_20_body">❌ Ошибка:</text:p>
      <text:p text:style-name="P1"><text:span text:style-name="Source_20_Text">Object.defineProperty(user, "test", {</text:span></text:p>
      <text:p text:style-name="P2"><text:soft-page-break/><text:span text:style-name="Source_20_Text"><text:s text:c="2"/>get() {</text:span></text:p>
      <text:p text:style-name="P2"><text:span text:style-name="Source_20_Text"><text:s text:c="4"/>return 123;</text:span></text:p>
      <text:p text:style-name="P2"><text:span text:style-name="Source_20_Text"><text:s text:c="2"/>},</text:span></text:p>
      <text:p text:style-name="P2"><text:span text:style-name="Source_20_Text"><text:s text:c="2"/>value: 456 // 🚫 нельзя вместе</text:span></text:p>
      <text:p text:style-name="P3"><text:span text:style-name="Source_20_Text">});</text:span></text:p>
      <text:p text:style-name="Text_20_body">📤 Ошибка:</text:p>
      <text:p text:style-name="P10"><text:span text:style-name="Source_20_Text">TypeError: Invalid property descriptor. Cannot both specify accessors and a value or writable attribute</text:span></text:p>
      <text:p text:style-name="Horizontal_20_Line"/>
      <text:h text:style-name="Heading_20_2" text:outline-level="2">🔹 6. Проверка типа свойства</text:h>
      <text:p text:style-name="P1"><text:span text:style-name="Source_20_Text">let descriptor = Object.getOwnPropertyDescriptor(user, "fullName");</text:span></text:p>
      <text:p text:style-name="P3"><text:span text:style-name="Source_20_Text">console.log(descriptor);</text:span></text:p>
      <text:p text:style-name="Text_20_body">📤 Для аксессора:</text:p>
      <text:p text:style-name="P1"><text:span text:style-name="Source_20_Text">{</text:span></text:p>
      <text:p text:style-name="P2"><text:span text:style-name="Source_20_Text"><text:s text:c="2"/>get: f,</text:span></text:p>
      <text:p text:style-name="P2"><text:span text:style-name="Source_20_Text"><text:s text:c="2"/>set: f,</text:span></text:p>
      <text:p text:style-name="P2"><text:span text:style-name="Source_20_Text"><text:s text:c="2"/>enumerable: true,</text:span></text:p>
      <text:p text:style-name="P2"><text:span text:style-name="Source_20_Text"><text:s text:c="2"/>configurable: true</text:span></text:p>
      <text:p text:style-name="P3"><text:span text:style-name="Source_20_Text">}</text:span></text:p>
      <text:p text:style-name="Text_20_body">📤 Для data-property:</text:p>
      <text:p text:style-name="P1"><text:span text:style-name="Source_20_Text">{</text:span></text:p>
      <text:p text:style-name="P2"><text:span text:style-name="Source_20_Text"><text:s text:c="2"/>value: "Марат",</text:span></text:p>
      <text:p text:style-name="P2"><text:span text:style-name="Source_20_Text"><text:s text:c="2"/>writable: true,</text:span></text:p>
      <text:p text:style-name="P2"><text:span text:style-name="Source_20_Text"><text:s text:c="2"/>enumerable: true,</text:span></text:p>
      <text:p text:style-name="P2"><text:span text:style-name="Source_20_Text"><text:s text:c="2"/>configurable: true</text:span></text:p>
      <text:p text:style-name="P3"><text:span text:style-name="Source_20_Text">}</text:span></text:p>
      <text:p text:style-name="Horizontal_20_Line"/>
      <text:h text:style-name="Heading_20_2" text:outline-level="2">✅ ИТОГ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>
            <table:table-cell table:style-name="Таблица9.A1" office:value-type="string">
              <text:p text:style-name="Table_20_Heading">Свойство</text:p>
            </table:table-cell>
            <table:table-cell table:style-name="Таблица9.A1" office:value-type="string">
              <text:p text:style-name="Table_20_Heading">Хранит значение?</text:p>
            </table:table-cell>
            <table:table-cell table:style-name="Таблица9.A1" office:value-type="string">
              <text:p text:style-name="Table_20_Heading">Имеет функции <text:span text:style-name="Source_20_Text">get/set</text:span>?</text:p>
            </table:table-cell>
            <table:table-cell table:style-name="Таблица9.A1" office:value-type="string">
              <text:p text:style-name="Table_20_Heading">Пример</text:p>
            </table:table-cell>
          </table:table-row>
        </table:table-header-rows>
        <table:table-row>
          <table:table-cell table:style-name="Таблица9.A1" office:value-type="string">
            <text:p text:style-name="Table_20_Contents"><text:span text:style-name="Strong_20_Emphasis">Data property</text:span></text:p>
          </table:table-cell>
          <table:table-cell table:style-name="Таблица9.A1" office:value-type="string">
            <text:p text:style-name="Table_20_Contents">✅ Да</text:p>
          </table:table-cell>
          <table:table-cell table:style-name="Таблица9.A1" office:value-type="string">
            <text:p text:style-name="Table_20_Contents">❌ Нет</text:p>
          </table:table-cell>
          <table:table-cell table:style-name="Таблица9.A1" office:value-type="string">
            <text:p text:style-name="Table_20_Contents"><text:span text:style-name="Source_20_Text">user.name = "Марат"</text:span></text:p>
          </table:table-cell>
        </table:table-row>
        <table:table-row>
          <table:table-cell table:style-name="Таблица9.A1" office:value-type="string">
            <text:p text:style-name="Table_20_Contents"><text:span text:style-name="Strong_20_Emphasis">Accessor property</text:span></text:p>
          </table:table-cell>
          <table:table-cell table:style-name="Таблица9.A1" office:value-type="string">
            <text:p text:style-name="Table_20_Contents">❌ Нет</text:p>
          </table:table-cell>
          <table:table-cell table:style-name="Таблица9.A1" office:value-type="string">
            <text:p text:style-name="Table_20_Contents">✅ Да</text:p>
          </table:table-cell>
          <table:table-cell table:style-name="Таблица9.A1" office:value-type="string">
            <text:p text:style-name="Table_20_Contents"><text:span text:style-name="Source_20_Text">get fullName() { ... }</text:span></text:p>
          </table:table-cell>
        </table:table-row>
      </table:table>
      <text:p text:style-name="Horizontal_20_Line"/>
      <text:p text:style-name="Text_20_body">📘 <text:span text:style-name="Strong_20_Emphasis">Простыми словами:</text:span></text:p>
      <text:p text:style-name="Quotations">🟩 <text:span text:style-name="Strong_20_Emphasis">Data property</text:span> — обычное свойство с данными (<text:span text:style-name="Source_20_Text">value</text:span>)<text:line-break/>🟨 <text:span text:style-name="Strong_20_Emphasis">Accessor property</text:span> — свойство, у которого есть логика через <text:span text:style-name="Source_20_Text">get</text:span> и <text:span text:style-name="Source_20_Text">set</text:span>.</text:p>
      <text:p text:style-name="Quotations">Первое хранит значение, второе — вычисляет его при доступе.</text:p>
      <text:p text:style-name="Quotations"/>
      <text:p text:style-name="Quotations"><text:soft-page-break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Table_20_Heading">Метод</text:p>
            </table:table-cell>
            <table:table-cell table:style-name="Таблица10.A1" office:value-type="string">
              <text:p text:style-name="Table_20_Heading">Что делает</text:p>
            </table:table-cell>
          </table:table-row>
        </table:table-header-rows>
        <table:table-row>
          <table:table-cell table:style-name="Таблица10.A1" office:value-type="string">
            <text:p text:style-name="Table_20_Contents"><text:span text:style-name="Source_20_Text">Object.defineProperty(obj, key, descriptor)</text:span></text:p>
          </table:table-cell>
          <table:table-cell table:style-name="Таблица10.A1" office:value-type="string">
            <text:p text:style-name="Table_20_Contents">создаёт <text:span text:style-name="Strong_20_Emphasis">одно</text:span> свойство с указанными флагами</text:p>
          </table:table-cell>
        </table:table-row>
        <table:table-row>
          <table:table-cell table:style-name="Таблица10.A1" office:value-type="string">
            <text:p text:style-name="Table_20_Contents"><text:span text:style-name="Source_20_Text">Object.defineProperties(obj, descriptors)</text:span></text:p>
          </table:table-cell>
          <table:table-cell table:style-name="Таблица10.A1" office:value-type="string">
            <text:p text:style-name="Table_20_Contents">создаёт <text:span text:style-name="Strong_20_Emphasis">несколько</text:span> свойств за один вызов</text:p>
          </table:table-cell>
        </table:table-row>
        <table:table-row>
          <table:table-cell table:style-name="Таблица10.A1" office:value-type="string">
            <text:p text:style-name="Table_20_Contents"><text:span text:style-name="Source_20_Text">Object.getOwnPropertyDescriptor(obj, key)</text:span></text:p>
          </table:table-cell>
          <table:table-cell table:style-name="Таблица10.A1" office:value-type="string">
            <text:p text:style-name="Table_20_Contents">получает дескриптор одного свойства</text:p>
          </table:table-cell>
        </table:table-row>
        <table:table-row>
          <table:table-cell table:style-name="Таблица10.A1" office:value-type="string">
            <text:p text:style-name="Table_20_Contents"><text:span text:style-name="Source_20_Text">Object.getOwnPropertyDescriptors(obj)</text:span></text:p>
          </table:table-cell>
          <table:table-cell table:style-name="Таблица10.A1" office:value-type="string">
            <text:p text:style-name="Table_20_Contents">получает дескрипторы всех свойств</text:p>
          </table:table-cell>
        </table:table-row>
      </table:table>
      <text:p text:style-name="Quotations">let user = {</text:p>
      <text:p text:style-name="Quotations"><text:s text:c="2"/>firstName: "Марат",</text:p>
      <text:p text:style-name="Quotations"><text:s text:c="2"/>lastName: "Уалитханов",</text:p>
      <text:p text:style-name="Quotations"><text:s text:c="2"/>get fullName() {</text:p>
      <text:p text:style-name="Quotations"><text:s text:c="4"/>return this.firstName + " " + this.lastName;</text:p>
      <text:p text:style-name="Quotations"><text:s text:c="2"/>}</text:p>
      <text:p text:style-name="Quotations">};</text:p>
      <text:p text:style-name="Quotations"/>
      <text:p text:style-name="Quotations">// Клонируем со всеми свойствами и флагами:</text:p>
      <text:p text:style-name="Quotations">let clone = Object.defineProperties({}, Object.getOwnPropertyDescriptors(user));</text:p>
      <text:p text:style-name="Quotations"/>
      <text:p text:style-name="Quotations">console.log(clone.fullName); // "Марат Уалитханов"<text:span text:style-name="Strong_20_Emphasis">Простыми словами:</text:span></text:p>
      <text:p text:style-name="Quotations">Обычно копирование объектов сохраняет только значения.</text:p>
      <text:p text:style-name="Quotations">Но если ты хочешь клонировать объект <text:span text:style-name="Strong_20_Emphasis">вместе с его “правами доступа” (флагами)</text:span> —<text:line-break/>используй:</text:p>
      <text:p text:style-name="P13"><text:span text:style-name="Source_20_Text">Object.defineProperties({}, Object.getOwnPropertyDescriptors(obj))</text:span></text:p>
      <text:p text:style-name="P14">Это создаёт <text:span text:style-name="Strong_20_Emphasis">идеальную копию</text:span> — включая “невидимость”, “только чтение” и <text:span text:style-name="Source_20_Text">get/set</text:span>.</text:p>
      <text:p text:style-name="Quotations"/>
      <text:p text:style-name="Quotations"/>
      <text:p text:style-name="P15"><text:soft-page-break/>Если была создана объект в свойстве через <text:span text:style-name="T1">defineproperties </text:span>то получается если мы в последствии удаляем его то <text:span text:style-name="T2">он удаляется а если мы </text:span><text:span text:style-name="T1">obj.name </text:span>снова что то добавляем после <text:span text:style-name="T1">delete.name </text:span>то он снова добавляется как новое свойство </text:p>
      <text:p text:style-name="Text_20_body">в JS есть механизмы, которые управляют <text:span text:style-name="Strong_20_Emphasis">добавлением, изменением и удалением свойств целого объекта</text:span>.<text:line-break/>Разберём всё по порядку 👇</text:p>
      <text:p text:style-name="Horizontal_20_Line"/>
      <text:h text:style-name="Heading_20_2" text:outline-level="2">🔹 1. Проблема, как ты сказал</text:h>
      <text:p text:style-name="Text_20_body">Обычно, даже если ты удалил свойство,<text:line-break/>ты можешь просто добавить его обратно:</text:p>
      <text:p text:style-name="P1"><text:span text:style-name="Source_20_Text">let user = {};</text:span></text:p>
      <text:p text:style-name="P2"/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writable: false,</text:span></text:p>
      <text:p text:style-name="P2"><text:span text:style-name="Source_20_Text"><text:s text:c="2"/>enumerable: true,</text:span></text:p>
      <text:p text:style-name="P2"><text:span text:style-name="Source_20_Text"><text:s text:c="2"/>configurable: true</text:span></text:p>
      <text:p text:style-name="P2"><text:span text:style-name="Source_20_Text">});</text:span></text:p>
      <text:p text:style-name="P2"/>
      <text:p text:style-name="P2"><text:span text:style-name="Source_20_Text">delete user.name; // удалили</text:span></text:p>
      <text:p text:style-name="P2"/>
      <text:p text:style-name="P3"><text:span text:style-name="Source_20_Text">user.name = "Айдар"; // добавили снова ✅</text:span></text:p>
      <text:p text:style-name="Text_20_body">📤 Оно добавится заново, потому что JS не запрещает добавлять новые свойства по умолчанию.</text:p>
      <text:p text:style-name="Horizontal_20_Line"/>
      <text:h text:style-name="Heading_20_2" text:outline-level="2">🔹 2. Решение: “запечатать” или “заморозить” объект</text:h>
      <text:p text:style-name="Text_20_body">JS даёт специальные методы управления объектами целиком:</text:p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>
            <table:table-cell table:style-name="Таблица11.A1" office:value-type="string">
              <text:p text:style-name="Table_20_Heading">Метод</text:p>
            </table:table-cell>
            <table:table-cell table:style-name="Таблица11.A1" office:value-type="string">
              <text:p text:style-name="Table_20_Heading">Что делает</text:p>
            </table:table-cell>
          </table:table-row>
        </table:table-header-rows>
        <table:table-row>
          <table:table-cell table:style-name="Таблица11.A1" office:value-type="string">
            <text:p text:style-name="Table_20_Contents"><text:span text:style-name="Source_20_Text">Object.preventExtensions(obj)</text:span></text:p>
          </table:table-cell>
          <table:table-cell table:style-name="Таблица11.A1" office:value-type="string">
            <text:p text:style-name="Table_20_Contents">❌ запрещает добавлять новые свойства</text:p>
          </table:table-cell>
        </table:table-row>
        <table:table-row>
          <table:table-cell table:style-name="Таблица11.A1" office:value-type="string">
            <text:p text:style-name="Table_20_Contents"><text:span text:style-name="Source_20_Text">Object.seal(obj)</text:span></text:p>
          </table:table-cell>
          <table:table-cell table:style-name="Таблица11.A1" office:value-type="string">
            <text:p text:style-name="Table_20_Contents">❌ запрещает добавлять и удалять свойства, но можно менять существующие</text:p>
          </table:table-cell>
        </table:table-row>
        <table:table-row>
          <table:table-cell table:style-name="Таблица11.A1" office:value-type="string">
            <text:p text:style-name="Table_20_Contents"><text:span text:style-name="Source_20_Text">Object.freeze(obj)</text:span></text:p>
          </table:table-cell>
          <table:table-cell table:style-name="Таблица11.A1" office:value-type="string">
            <text:p text:style-name="Table_20_Contents">❌ запрещает всё: добавление, удаление, изменение значений и флагов</text:p>
          </table:table-cell>
        </table:table-row>
      </table:table>
      <text:p text:style-name="Horizontal_20_Line"/>
      <text:h text:style-name="Heading_20_2" text:outline-level="2">🔹 3. Твой случай — нужно запретить добавление новых свойств</text:h>
      <text:p text:style-name="Text_20_body">Значит — <text:span text:style-name="Strong_20_Emphasis">используем </text:span><text:span text:style-name="Strong_20_Emphasis"><text:span text:style-name="Source_20_Text">Object.preventExtensions()</text:span></text:span>.</text:p>
      <text:h text:style-name="Heading_20_3" text:outline-level="3">Пример:</text:h>
      <text:p text:style-name="P1"><text:span text:style-name="Source_20_Text">let user = {};</text:span></text:p>
      <text:p text:style-name="P2"><text:soft-page-break/></text:p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writable: false,</text:span></text:p>
      <text:p text:style-name="P2"><text:span text:style-name="Source_20_Text"><text:s text:c="2"/>enumerable: true,</text:span></text:p>
      <text:p text:style-name="P2"><text:span text:style-name="Source_20_Text"><text:s text:c="2"/>configurable: true</text:span></text:p>
      <text:p text:style-name="P2"><text:span text:style-name="Source_20_Text">});</text:span></text:p>
      <text:p text:style-name="P2"/>
      <text:p text:style-name="P2"><text:span text:style-name="Source_20_Text">Object.preventExtensions(user); // 🚫 запрещаем добавлять новые свойства</text:span></text:p>
      <text:p text:style-name="P2"/>
      <text:p text:style-name="P2"><text:span text:style-name="Source_20_Text">delete user.name; // ✅ можно удалить (configurable: true)</text:span></text:p>
      <text:p text:style-name="P2"><text:span text:style-name="Source_20_Text">user.name = "Айдар"; // ❌ не добавится, т.к. свойство удалено</text:span></text:p>
      <text:p text:style-name="P2"><text:span text:style-name="Source_20_Text">user.age = 30; // ❌ тоже не добавится</text:span></text:p>
      <text:p text:style-name="P2"/>
      <text:p text:style-name="P2"><text:span text:style-name="Source_20_Text">console.log(user.name); // undefined</text:span></text:p>
      <text:p text:style-name="P3"><text:span text:style-name="Source_20_Text">console.log(user); // {}</text:span></text:p>
      <text:p text:style-name="Text_20_body">📤 В результате:</text:p>
      <text:p text:style-name="P10"><text:span text:style-name="Source_20_Text">{}</text:span></text:p>
      <text:p text:style-name="Text_20_body">💡 Объект “закрыт” — ты не можешь в него добавить ничего нового.</text:p>
      <text:p text:style-name="Horizontal_20_Line"/>
      <text:h text:style-name="Heading_20_2" text:outline-level="2">🔹 4. Проверка, можно ли добавлять свойства</text:h>
      <text:p text:style-name="P10"><text:span text:style-name="Source_20_Text">console.log(Object.isExtensible(user)); // false</text:span></text:p>
      <text:p text:style-name="Horizontal_20_Line"/>
      <text:h text:style-name="Heading_20_2" text:outline-level="2">🔹 5. Если хочешь запретить <text:span text:style-name="Strong_20_Emphasis">и удаление, и добавление</text:span>, но разрешить изменение существующих</text:h>
      <text:p text:style-name="Text_20_body">Используй <text:span text:style-name="Source_20_Text">Object.seal()</text:span>:</text:p>
      <text:p text:style-name="P1"><text:span text:style-name="Source_20_Text">let user = { name: "Марат" };</text:span></text:p>
      <text:p text:style-name="P2"><text:span text:style-name="Source_20_Text">Object.seal(user);</text:span></text:p>
      <text:p text:style-name="P2"/>
      <text:p text:style-name="P2"><text:span text:style-name="Source_20_Text">user.age = 25; // ❌ нельзя добавить</text:span></text:p>
      <text:p text:style-name="P2"><text:span text:style-name="Source_20_Text">delete user.name; // ❌ нельзя удалить</text:span></text:p>
      <text:p text:style-name="P2"><text:span text:style-name="Source_20_Text">user.name = "Айдар"; // ✅ можно изменить (если writable: true)</text:span></text:p>
      <text:p text:style-name="P2"/>
      <text:p text:style-name="P3"><text:span text:style-name="Source_20_Text">console.log(user.name); // "Айдар"</text:span></text:p>
      <text:p text:style-name="Horizontal_20_Line"/>
      <text:h text:style-name="Heading_20_2" text:outline-level="2">🔹 6. Если хочешь <text:span text:style-name="Strong_20_Emphasis">запретить вообще всё</text:span></text:h>
      <text:p text:style-name="Text_20_body">Используй <text:span text:style-name="Source_20_Text">Object.freeze()</text:span>:</text:p>
      <text:p text:style-name="P1"><text:span text:style-name="Source_20_Text">let user = { name: "Марат" };</text:span></text:p>
      <text:p text:style-name="P2"><text:span text:style-name="Source_20_Text">Object.freeze(user);</text:span></text:p>
      <text:p text:style-name="P2"/>
      <text:p text:style-name="P2"><text:span text:style-name="Source_20_Text">user.name = "Айдар"; // ❌ не изменится</text:span></text:p>
      <text:p text:style-name="P2"><text:span text:style-name="Source_20_Text">delete user.name; // ❌ нельзя удалить</text:span></text:p>
      <text:p text:style-name="P2"><text:span text:style-name="Source_20_Text">user.age = 25; // ❌ нельзя добавить</text:span></text:p>
      <text:p text:style-name="P2"/>
      <text:p text:style-name="P3"><text:soft-page-break/><text:span text:style-name="Source_20_Text">console.log(user.name); // "Марат"</text:span></text:p>
      <text:p text:style-name="Horizontal_20_Line"/>
      <text:h text:style-name="Heading_20_2" text:outline-level="2">🔹 7. Проверка состояния объекта</text:h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Table_20_Heading">Проверка</text:p>
            </table:table-cell>
            <table:table-cell table:style-name="Таблица12.A1" office:value-type="string">
              <text:p text:style-name="Table_20_Heading">Что делает</text:p>
            </table:table-cell>
          </table:table-row>
        </table:table-header-rows>
        <table:table-row>
          <table:table-cell table:style-name="Таблица12.A1" office:value-type="string">
            <text:p text:style-name="Table_20_Contents"><text:span text:style-name="Source_20_Text">Object.isExtensible(obj)</text:span></text:p>
          </table:table-cell>
          <table:table-cell table:style-name="Таблица12.A1" office:value-type="string">
            <text:p text:style-name="Table_20_Contents">можно ли добавлять свойства</text:p>
          </table:table-cell>
        </table:table-row>
        <table:table-row>
          <table:table-cell table:style-name="Таблица12.A1" office:value-type="string">
            <text:p text:style-name="Table_20_Contents"><text:span text:style-name="Source_20_Text">Object.isSealed(obj)</text:span></text:p>
          </table:table-cell>
          <table:table-cell table:style-name="Таблица12.A1" office:value-type="string">
            <text:p text:style-name="Table_20_Contents">“запечатан” ли объект</text:p>
          </table:table-cell>
        </table:table-row>
        <table:table-row>
          <table:table-cell table:style-name="Таблица12.A1" office:value-type="string">
            <text:p text:style-name="Table_20_Contents"><text:span text:style-name="Source_20_Text">Object.isFrozen(obj)</text:span></text:p>
          </table:table-cell>
          <table:table-cell table:style-name="Таблица12.A1" office:value-type="string">
            <text:p text:style-name="Table_20_Contents">“заморожен” ли объект</text:p>
          </table:table-cell>
        </table:table-row>
      </table:table>
      <text:p text:style-name="Horizontal_20_Line"/>
      <text:h text:style-name="Heading_20_2" text:outline-level="2">✅ Кратко — что выбрать:</text:h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Table_20_Heading">Хочешь запретить</text:p>
            </table:table-cell>
            <table:table-cell table:style-name="Таблица13.A1" office:value-type="string">
              <text:p text:style-name="Table_20_Heading">Используй</text:p>
            </table:table-cell>
          </table:table-row>
        </table:table-header-rows>
        <table:table-row>
          <table:table-cell table:style-name="Таблица13.A1" office:value-type="string">
            <text:p text:style-name="Table_20_Contents">добавление новых свойств</text:p>
          </table:table-cell>
          <table:table-cell table:style-name="Таблица13.A1" office:value-type="string">
            <text:p text:style-name="Table_20_Contents"><text:span text:style-name="Source_20_Text">Object.preventExtensions(obj)</text:span></text:p>
          </table:table-cell>
        </table:table-row>
        <table:table-row>
          <table:table-cell table:style-name="Таблица13.A1" office:value-type="string">
            <text:p text:style-name="Table_20_Contents">добавление и удаление свойств</text:p>
          </table:table-cell>
          <table:table-cell table:style-name="Таблица13.A1" office:value-type="string">
            <text:p text:style-name="Table_20_Contents"><text:span text:style-name="Source_20_Text">Object.seal(obj)</text:span></text:p>
          </table:table-cell>
        </table:table-row>
        <table:table-row>
          <table:table-cell table:style-name="Таблица13.A1" office:value-type="string">
            <text:p text:style-name="Table_20_Contents">любое изменение (вообще всё)</text:p>
          </table:table-cell>
          <table:table-cell table:style-name="Таблица13.A1" office:value-type="string">
            <text:p text:style-name="Table_20_Contents"><text:span text:style-name="Source_20_Text">Object.freeze(obj)</text:span></text:p>
          </table:table-cell>
        </table:table-row>
      </table:table>
      <text:p text:style-name="Horizontal_20_Line"/>
      <text:h text:style-name="Heading_20_2" text:outline-level="2">🔹 8. Пример твоего сценария идеально</text:h>
      <text:p text:style-name="P1"><text:span text:style-name="Source_20_Text">let user = {};</text:span></text:p>
      <text:p text:style-name="P2"/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writable: false,</text:span></text:p>
      <text:p text:style-name="P2"><text:span text:style-name="Source_20_Text"><text:s text:c="2"/>enumerable: true,</text:span></text:p>
      <text:p text:style-name="P2"><text:span text:style-name="Source_20_Text"><text:s text:c="2"/>configurable: true</text:span></text:p>
      <text:p text:style-name="P2"><text:span text:style-name="Source_20_Text">});</text:span></text:p>
      <text:p text:style-name="P2"/>
      <text:p text:style-name="P2"><text:span text:style-name="Source_20_Text">Object.preventExtensions(user); // 🔒 больше нельзя добавлять ничего</text:span></text:p>
      <text:p text:style-name="P2"/>
      <text:p text:style-name="P2"><text:span text:style-name="Source_20_Text">delete user.name; // ✅ удалили</text:span></text:p>
      <text:p text:style-name="P2"><text:span text:style-name="Source_20_Text">user.name = "Айдар"; // ❌ не добавится</text:span></text:p>
      <text:p text:style-name="P3"><text:span text:style-name="Source_20_Text">console.log(user); // {}</text:span></text:p>
      <text:p text:style-name="Text_20_body">📤 Результат:</text:p>
      <text:p text:style-name="P10"><text:span text:style-name="Source_20_Text">{}</text:span></text:p>
      <text:p text:style-name="Text_20_body">💡 Всё: свойство исчезло, а добавить обратно нельзя — объект “закрыт”.</text:p>
      <text:p text:style-name="Horizontal_20_Line"/>
      <text:h text:style-name="Heading_20_2" text:outline-level="2">✅ Итог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header-rows>
          <table:table-row>
            <table:table-cell table:style-name="Таблица14.A1" office:value-type="string">
              <text:p text:style-name="Table_20_Heading">Метод</text:p>
            </table:table-cell>
            <table:table-cell table:style-name="Таблица14.A1" office:value-type="string">
              <text:p text:style-name="Table_20_Heading">Добавлять новые свойства</text:p>
            </table:table-cell>
            <table:table-cell table:style-name="Таблица14.A1" office:value-type="string">
              <text:p text:style-name="Table_20_Heading">Удалять</text:p>
            </table:table-cell>
            <table:table-cell table:style-name="Таблица14.A1" office:value-type="string">
              <text:p text:style-name="Table_20_Heading">Изменять</text:p>
            </table:table-cell>
          </table:table-row>
        </table:table-header-rows>
        <table:table-row>
          <table:table-cell table:style-name="Таблица14.A1" office:value-type="string">
            <text:p text:style-name="Table_20_Contents"><text:span text:style-name="Source_20_Text">preventExtensions</text:span></text:p>
          </table:table-cell>
          <table:table-cell table:style-name="Таблица14.A1" office:value-type="string">
            <text:p text:style-name="Table_20_Contents">❌ Нет</text:p>
          </table:table-cell>
          <table:table-cell table:style-name="Таблица14.A1" office:value-type="string">
            <text:p text:style-name="Table_20_Contents">✅ Да</text:p>
          </table:table-cell>
          <table:table-cell table:style-name="Таблица14.A1" office:value-type="string">
            <text:p text:style-name="Table_20_Contents">✅ Да</text:p>
          </table:table-cell>
        </table:table-row>
        <table:table-row>
          <table:table-cell table:style-name="Таблица14.A1" office:value-type="string">
            <text:p text:style-name="Table_20_Contents"><text:span text:style-name="Source_20_Text">seal</text:span></text:p>
          </table:table-cell>
          <table:table-cell table:style-name="Таблица14.A1" office:value-type="string">
            <text:p text:style-name="Table_20_Contents">❌ Нет</text:p>
          </table:table-cell>
          <table:table-cell table:style-name="Таблица14.A1" office:value-type="string">
            <text:p text:style-name="Table_20_Contents">❌ Нет</text:p>
          </table:table-cell>
          <table:table-cell table:style-name="Таблица14.A1" office:value-type="string">
            <text:p text:style-name="Table_20_Contents">✅ Да</text:p>
          </table:table-cell>
        </table:table-row>
        <table:table-row>
          <table:table-cell table:style-name="Таблица14.A1" office:value-type="string">
            <text:p text:style-name="Table_20_Contents"><text:span text:style-name="Source_20_Text">freeze</text:span></text:p>
          </table:table-cell>
          <table:table-cell table:style-name="Таблица14.A1" office:value-type="string">
            <text:p text:style-name="Table_20_Contents">❌ Нет</text:p>
          </table:table-cell>
          <table:table-cell table:style-name="Таблица14.A1" office:value-type="string">
            <text:p text:style-name="Table_20_Contents">❌ Нет</text:p>
          </table:table-cell>
          <table:table-cell table:style-name="Таблица14.A1" office:value-type="string">
            <text:p text:style-name="Table_20_Contents">❌ Нет</text:p>
          </table:table-cell>
        </table:table-row>
      </table:table>
      <text:p text:style-name="Horizontal_20_Line"/>
      <text:p text:style-name="Text_20_body"><text:soft-page-break/>📘 <text:span text:style-name="Strong_20_Emphasis">Простыми словами:</text:span></text:p>
      <text:p text:style-name="Quotations">🔹 После <text:span text:style-name="Source_20_Text">Object.preventExtensions(obj)</text:span> объект “закрыт” для новых свойств.<text:line-break/>🔹 После <text:span text:style-name="Source_20_Text">Object.seal(obj)</text:span> он “запечатан”: нельзя ни удалить, ни добавить.<text:line-break/>🔹 После <text:span text:style-name="Source_20_Text">Object.freeze(obj)</text:span> он “заморожен”: нельзя вообще ничего менять.</text:p>
      <text:h text:style-name="Heading_20_2" text:outline-level="2">5. Особое правило: writable можно поменять <text:span text:style-name="Strong_20_Emphasis">только в одну сторону</text:span> (true → false)</text:h>
      <text:p text:style-name="Text_20_body">Если <text:span text:style-name="Source_20_Text">configurable: false</text:span>,<text:line-break/>ты <text:span text:style-name="Strong_20_Emphasis">можешь один раз</text:span> поменять <text:span text:style-name="Source_20_Text">writable</text:span> с <text:span text:style-name="Source_20_Text">true</text:span> → <text:span text:style-name="Source_20_Text">false</text:span>,<text:line-break/>но не наоборот.</text:p>
      <text:p text:style-name="P1"><text:span text:style-name="Source_20_Text">let user = {};</text:span></text:p>
      <text:p text:style-name="P2"/>
      <text:p text:style-name="P2"><text:span text:style-name="Source_20_Text">Object.defineProperty(user, "name", {</text:span></text:p>
      <text:p text:style-name="P2"><text:span text:style-name="Source_20_Text"><text:s text:c="2"/>value: "Марат",</text:span></text:p>
      <text:p text:style-name="P2"><text:span text:style-name="Source_20_Text"><text:s text:c="2"/>writable: true,</text:span></text:p>
      <text:p text:style-name="P2"><text:span text:style-name="Source_20_Text"><text:s text:c="2"/>configurable: false</text:span></text:p>
      <text:p text:style-name="P2"><text:span text:style-name="Source_20_Text">});</text:span></text:p>
      <text:p text:style-name="P2"/>
      <text:p text:style-name="P2"><text:span text:style-name="Source_20_Text">// ✅ разрешено: writable true → false</text:span></text:p>
      <text:p text:style-name="P2"><text:span text:style-name="Source_20_Text">Object.defineProperty(user, "name", {</text:span></text:p>
      <text:p text:style-name="P2"><text:span text:style-name="Source_20_Text"><text:s text:c="2"/>writable: false</text:span></text:p>
      <text:p text:style-name="P2"><text:span text:style-name="Source_20_Text">});</text:span></text:p>
      <text:p text:style-name="P2"/>
      <text:p text:style-name="P2"><text:span text:style-name="Source_20_Text">// ❌ запрещено: writable false → true</text:span></text:p>
      <text:p text:style-name="P2"><text:span text:style-name="Source_20_Text">Object.defineProperty(user, "name", {</text:span></text:p>
      <text:p text:style-name="P2"><text:span text:style-name="Source_20_Text"><text:s text:c="2"/>writable: true</text:span></text:p>
      <text:p text:style-name="P3"><text:span text:style-name="Source_20_Text">});</text:span></text:p>
      <text:p text:style-name="Text_20_body">📤 Вторая попытка выдаст ошибку:</text:p>
      <text:p text:style-name="P10"><text:span text:style-name="Source_20_Text">TypeError: Cannot redefine property: nam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2:02:37.867520600</meta:creation-date>
    <dc:date>2025-11-22T00:48:21.668414200</dc:date>
    <meta:editing-duration>PT8H16M46S</meta:editing-duration>
    <meta:editing-cycles>17</meta:editing-cycles>
    <meta:generator>LibreOffice/25.2.5.2$Windows_X86_64 LibreOffice_project/03d19516eb2e1dd5d4ccd751a0d6f35f35e08022</meta:generator>
    <meta:document-statistic meta:table-count="14" meta:image-count="0" meta:object-count="0" meta:page-count="16" meta:paragraph-count="567" meta:word-count="2249" meta:character-count="16134" meta:non-whitespace-character-count="14136"/>
  </office:meta>
</office:document-meta>
</file>